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20b8e" officeooo:paragraph-rsid="00020b8e"/>
    </style:style>
    <style:style style:name="P2" style:family="paragraph" style:parent-style-name="Standard">
      <style:text-properties officeooo:rsid="0004ebbe" officeooo:paragraph-rsid="0004eb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ktio:</text:p>
      <text:p text:style-name="P1"/>
      <text:p text:style-name="P1">def PyöriväNelikulmioKäämiMagneettikentässä(PystyPituus,VaakaPituus,SilmukoidenMäärä,PyörimisTaajuus, MagneettivuonTiheys,JohtimenResistanssiPerMetri):</text:p>
      <text:p text:style-name="P1"/>
      <text:p text:style-name="P1"><text:s text:c="4"/>#HUOM. Nelikulmion muotoinen kela</text:p>
      <text:p text:style-name="P1"><text:s text:c="4"/>#VaakaPituus on koko ajan kohtisuorassa magneettikentän kenttäviivoja kohti</text:p>
      <text:p text:style-name="P1"><text:s text:c="4"/>PintaAlaVektori = (PystyPituus*VaakaPituus,0) <text:s text:c="3"/></text:p>
      <text:p text:style-name="P1"><text:s text:c="4"/>MagneettivuonTiheysVektori = (0,MagneettivuonTiheys)</text:p>
      <text:p text:style-name="P1"><text:s text:c="4"/>IndusoitunutJännite = SilmukoidenMäärä*PintaAlaVektori[0]*MagneettivuonTiheys*2*pi*PyörimisTaajuus</text:p>
      <text:p text:style-name="P1"/>
      <text:p text:style-name="P1"><text:s text:c="4"/>print("Indusoitunut jännite: :"+str(IndusoitunutJännite)+" volttia.")</text:p>
      <text:p text:style-name="P1"><text:s text:c="4"/>Vastus = (2*VaakaPituus+2*PystyPituus)*JohtimenResistanssiPerMetri <text:s text:c="2"/>#Nelikulmiomuoto huomioitu tässä</text:p>
      <text:p text:style-name="P1"><text:s text:c="4"/>Virta = IndusoitunutJännite/Vastus</text:p>
      <text:p text:style-name="P1"><text:s text:c="4"/></text:p>
      <text:p text:style-name="P1"><text:s text:c="4"/>MomenttiVektori = SilmukoidenMäärä*Virta*(np.cross(PintaAlaVektori,MagneettivuonTiheysVektori))</text:p>
      <text:p text:style-name="P1"/>
      <text:p text:style-name="P1"><text:s text:c="4"/>#Momentista laskettavissa voima, jaetaan vivun pituudella eli d/2 :lla</text:p>
      <text:p text:style-name="P1"><text:s text:c="4"/>Voima = MomenttiVektori/(PystyPituus/2)</text:p>
      <text:p text:style-name="P1"><text:s text:c="4"/>print("Momenttivektori: "+str(MomenttiVektori)+" Nm")</text:p>
      <text:p text:style-name="P1"><text:s text:c="4"/>print("Silmukan aiheuttama voima: "+str(Voima) +" newtonia")</text:p>
      <text:p text:style-name="P1"/>
      <text:p text:style-name="P1">Syöte:</text:p>
      <text:p text:style-name="P1"/>
      <text:p text:style-name="P1">PyöriväNelikulmioKäämiMagneettikentässä(0.20,0.25,1,1500/60,0.5,0.4)</text:p>
      <text:p text:style-name="P1"/>
      <text:p text:style-name="P2">Tuloste:</text:p>
      <text:p text:style-name="P2"/>
      <text:p text:style-name="P2">Indusoitunut jännite: :3.9269908169872414 volttia.</text:p>
      <text:p text:style-name="P2">Momenttivektori: 0.272707695624 Nm</text:p>
      <text:p text:style-name="P2">Silmukan aiheuttama voima: 2.72707695624 newton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stra </meta:initial-creator>
    <meta:creation-date>2014-02-18T18:57:36.441110552</meta:creation-date>
    <meta:generator>LibreOffice/4.1.3.2$Linux_X86_64 LibreOffice_project/410m0$Build-2</meta:generator>
    <dc:date>2014-02-18T20:11:13.507619518</dc:date>
    <dc:creator>blastra </dc:creator>
    <meta:editing-duration>PT1M26S</meta:editing-duration>
    <meta:editing-cycles>3</meta:editing-cycles>
    <meta:document-statistic meta:table-count="0" meta:image-count="0" meta:object-count="0" meta:page-count="1" meta:paragraph-count="22" meta:word-count="77" meta:character-count="1258" meta:non-whitespace-character-count="1140"/>
  </office:meta>
</office:document-meta>
</file>